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tweet/thro</text:p>
          </table:table-cell>
          <table:table-cell office:value-type="string" calcext:value-type="string">
            <text:p>cand/thro</text:p>
          </table:table-cell>
          <table:table-cell/>
          <table:table-cell office:value-type="string" calcext:value-type="string">
            <text:p>mention_</text:p>
          </table:table-cell>
        </table:table-row>
        <table:table-row table:style-name="ro1">
          <table:table-cell office:value-type="float" office:value="160.141019582748" calcext:value-type="float">
            <text:p>160.1410195827</text:p>
          </table:table-cell>
          <table:table-cell office:value-type="float" office:value="173400" calcext:value-type="float">
            <text:p>173400</text:p>
          </table:table-cell>
          <table:table-cell office:value-type="float" office:value="180372" calcext:value-type="float">
            <text:p>180372</text:p>
          </table:table-cell>
          <table:table-cell table:formula="of:=SUM([.F2]/[.A2])" office:value-type="float" office:value="624.44962733816" calcext:value-type="float">
            <text:p>624.4496273382</text:p>
          </table:table-cell>
          <table:table-cell table:formula="of:=SUM([.G2]/[.A2])" office:value-type="float" office:value="1126.33228182239" calcext:value-type="float">
            <text:p>1126.3322818224</text:p>
          </table:table-cell>
          <table:table-cell office:value-type="float" office:value="100000" calcext:value-type="float">
            <text:p>100000</text:p>
          </table:table-cell>
          <table:table-cell table:formula="of:=SUM([.$C$2:.C2])" office:value-type="float" office:value="180372" calcext:value-type="float">
            <text:p>180372</text:p>
          </table:table-cell>
        </table:table-row>
        <table:table-row table:style-name="ro1">
          <table:table-cell office:value-type="float" office:value="333.589925289154" calcext:value-type="float">
            <text:p>333.5899252892</text:p>
          </table:table-cell>
          <table:table-cell office:value-type="float" office:value="350484" calcext:value-type="float">
            <text:p>350484</text:p>
          </table:table-cell>
          <table:table-cell office:value-type="float" office:value="139254" calcext:value-type="float">
            <text:p>139254</text:p>
          </table:table-cell>
          <table:table-cell table:formula="of:=SUM([.F3]/[.A3])" office:value-type="float" office:value="599.538489738984" calcext:value-type="float">
            <text:p>599.538489739</text:p>
          </table:table-cell>
          <table:table-cell table:formula="of:=SUM([.G3]/[.A3])" office:value-type="float" office:value="958.140446606563" calcext:value-type="float">
            <text:p>958.1404466066</text:p>
          </table:table-cell>
          <table:table-cell office:value-type="float" office:value="200000" calcext:value-type="float">
            <text:p>200000</text:p>
          </table:table-cell>
          <table:table-cell table:formula="of:=SUM([.$C$2:.C3])" office:value-type="float" office:value="319626" calcext:value-type="float">
            <text:p>319626</text:p>
          </table:table-cell>
        </table:table-row>
        <table:table-row table:style-name="ro1">
          <table:table-cell office:value-type="float" office:value="500.92351436615" calcext:value-type="float">
            <text:p>500.9235143662</text:p>
          </table:table-cell>
          <table:table-cell office:value-type="float" office:value="527834" calcext:value-type="float">
            <text:p>527834</text:p>
          </table:table-cell>
          <table:table-cell office:value-type="float" office:value="107820" calcext:value-type="float">
            <text:p>107820</text:p>
          </table:table-cell>
          <table:table-cell table:formula="of:=SUM([.F4]/[.A4])" office:value-type="float" office:value="598.893825895973" calcext:value-type="float">
            <text:p>598.893825896</text:p>
          </table:table-cell>
          <table:table-cell table:formula="of:=SUM([.G4]/[.A4])" office:value-type="float" office:value="853.3159010131" calcext:value-type="float">
            <text:p>853.3159010131</text:p>
          </table:table-cell>
          <table:table-cell office:value-type="float" office:value="300000" calcext:value-type="float">
            <text:p>300000</text:p>
          </table:table-cell>
          <table:table-cell table:formula="of:=SUM([.$C$2:.C4])" office:value-type="float" office:value="427446" calcext:value-type="float">
            <text:p>427446</text:p>
          </table:table-cell>
        </table:table-row>
        <table:table-row table:style-name="ro1">
          <table:table-cell office:value-type="float" office:value="674.447652339935" calcext:value-type="float">
            <text:p>674.4476523399</text:p>
          </table:table-cell>
          <table:table-cell office:value-type="float" office:value="682913" calcext:value-type="float">
            <text:p>682913</text:p>
          </table:table-cell>
          <table:table-cell office:value-type="float" office:value="136215" calcext:value-type="float">
            <text:p>136215</text:p>
          </table:table-cell>
          <table:table-cell table:formula="of:=SUM([.F5]/[.A5])" office:value-type="float" office:value="593.077903988896" calcext:value-type="float">
            <text:p>593.0779039889</text:p>
          </table:table-cell>
          <table:table-cell table:formula="of:=SUM([.G5]/[.A5])" office:value-type="float" office:value="835.737211100712" calcext:value-type="float">
            <text:p>835.7372111007</text:p>
          </table:table-cell>
          <table:table-cell office:value-type="float" office:value="400000" calcext:value-type="float">
            <text:p>400000</text:p>
          </table:table-cell>
          <table:table-cell table:formula="of:=SUM([.$C$2:.C5])" office:value-type="float" office:value="563661" calcext:value-type="float">
            <text:p>563661</text:p>
          </table:table-cell>
        </table:table-row>
        <table:table-row table:style-name="ro1">
          <table:table-cell office:value-type="float" office:value="842.161878824234" calcext:value-type="float">
            <text:p>842.1618788242</text:p>
          </table:table-cell>
          <table:table-cell office:value-type="float" office:value="849446" calcext:value-type="float">
            <text:p>849446</text:p>
          </table:table-cell>
          <table:table-cell office:value-type="float" office:value="85218" calcext:value-type="float">
            <text:p>85218</text:p>
          </table:table-cell>
          <table:table-cell table:formula="of:=SUM([.F6]/[.A6])" office:value-type="float" office:value="593.710084215714" calcext:value-type="float">
            <text:p>593.7100842157</text:p>
          </table:table-cell>
          <table:table-cell table:formula="of:=SUM([.G6]/[.A6])" office:value-type="float" office:value="770.492011471617" calcext:value-type="float">
            <text:p>770.4920114716</text:p>
          </table:table-cell>
          <table:table-cell office:value-type="float" office:value="500000" calcext:value-type="float">
            <text:p>500000</text:p>
          </table:table-cell>
          <table:table-cell table:formula="of:=SUM([.$C$2:.C6])" office:value-type="float" office:value="648879" calcext:value-type="float">
            <text:p>648879</text:p>
          </table:table-cell>
        </table:table-row>
        <table:table-row table:style-name="ro1">
          <table:table-cell office:value-type="float" office:value="1039.09034872055" calcext:value-type="float">
            <text:p>1039.0903487206</text:p>
          </table:table-cell>
          <table:table-cell office:value-type="float" office:value="1028661" calcext:value-type="float">
            <text:p>1028661</text:p>
          </table:table-cell>
          <table:table-cell office:value-type="float" office:value="127519" calcext:value-type="float">
            <text:p>127519</text:p>
          </table:table-cell>
          <table:table-cell table:formula="of:=SUM([.F7]/[.A7])" office:value-type="float" office:value="577.428132922984" calcext:value-type="float">
            <text:p>577.428132923</text:p>
          </table:table-cell>
          <table:table-cell table:formula="of:=SUM([.G7]/[.A7])" office:value-type="float" office:value="747.190079241899" calcext:value-type="float">
            <text:p>747.1900792419</text:p>
          </table:table-cell>
          <table:table-cell office:value-type="float" office:value="600000" calcext:value-type="float">
            <text:p>600000</text:p>
          </table:table-cell>
          <table:table-cell table:formula="of:=SUM([.$C$2:.C7])" office:value-type="float" office:value="776398" calcext:value-type="float">
            <text:p>776398</text:p>
          </table:table-cell>
        </table:table-row>
        <table:table-row table:style-name="ro1">
          <table:table-cell office:value-type="float" office:value="1247.15951538086" calcext:value-type="float">
            <text:p>1247.1595153809</text:p>
          </table:table-cell>
          <table:table-cell office:value-type="float" office:value="1188145" calcext:value-type="float">
            <text:p>1188145</text:p>
          </table:table-cell>
          <table:table-cell office:value-type="float" office:value="172344" calcext:value-type="float">
            <text:p>172344</text:p>
          </table:table-cell>
          <table:table-cell table:formula="of:=SUM([.F8]/[.A8])" office:value-type="float" office:value="561.275435393068" calcext:value-type="float">
            <text:p>561.2754353931</text:p>
          </table:table-cell>
          <table:table-cell table:formula="of:=SUM([.G8]/[.A8])" office:value-type="float" office:value="760.722255893843" calcext:value-type="float">
            <text:p>760.7222558938</text:p>
          </table:table-cell>
          <table:table-cell office:value-type="float" office:value="700000" calcext:value-type="float">
            <text:p>700000</text:p>
          </table:table-cell>
          <table:table-cell table:formula="of:=SUM([.$C$2:.C8])" office:value-type="float" office:value="948742" calcext:value-type="float">
            <text:p>948742</text:p>
          </table:table-cell>
        </table:table-row>
        <table:table-row table:style-name="ro1">
          <table:table-cell office:value-type="float" office:value="1465.64781975746" calcext:value-type="float">
            <text:p>1465.6478197575</text:p>
          </table:table-cell>
          <table:table-cell office:value-type="float" office:value="1338782" calcext:value-type="float">
            <text:p>1338782</text:p>
          </table:table-cell>
          <table:table-cell office:value-type="float" office:value="182446" calcext:value-type="float">
            <text:p>182446</text:p>
          </table:table-cell>
          <table:table-cell table:formula="of:=SUM([.F9]/[.A9])" office:value-type="float" office:value="545.833718861866" calcext:value-type="float">
            <text:p>545.8337188619</text:p>
          </table:table-cell>
          <table:table-cell table:formula="of:=SUM([.G9]/[.A9])" office:value-type="float" office:value="771.800690964895" calcext:value-type="float">
            <text:p>771.8006909649</text:p>
          </table:table-cell>
          <table:table-cell office:value-type="float" office:value="800000" calcext:value-type="float">
            <text:p>800000</text:p>
          </table:table-cell>
          <table:table-cell table:formula="of:=SUM([.$C$2:.C9])" office:value-type="float" office:value="1131188" calcext:value-type="float">
            <text:p>1131188</text:p>
          </table:table-cell>
        </table:table-row>
        <table:table-row table:style-name="ro1">
          <table:table-cell office:value-type="float" office:value="1709.50901293755" calcext:value-type="float">
            <text:p>1709.5090129376</text:p>
          </table:table-cell>
          <table:table-cell office:value-type="float" office:value="1500195" calcext:value-type="float">
            <text:p>1500195</text:p>
          </table:table-cell>
          <table:table-cell office:value-type="float" office:value="181281" calcext:value-type="float">
            <text:p>181281</text:p>
          </table:table-cell>
          <table:table-cell table:formula="of:=SUM([.F10]/[.A10])" office:value-type="float" office:value="526.46695231719" calcext:value-type="float">
            <text:p>526.4669523172</text:p>
          </table:table-cell>
          <table:table-cell table:formula="of:=SUM([.G10]/[.A10])" office:value-type="float" office:value="767.746171600878" calcext:value-type="float">
            <text:p>767.7461716009</text:p>
          </table:table-cell>
          <table:table-cell office:value-type="float" office:value="900000" calcext:value-type="float">
            <text:p>900000</text:p>
          </table:table-cell>
          <table:table-cell table:formula="of:=SUM([.$C$2:.C10])" office:value-type="float" office:value="1312469" calcext:value-type="float">
            <text:p>1312469</text:p>
          </table:table-cell>
        </table:table-row>
        <table:table-row table:style-name="ro1">
          <table:table-cell office:value-type="float" office:value="1948.5586411953" calcext:value-type="float">
            <text:p>1948.5586411953</text:p>
          </table:table-cell>
          <table:table-cell office:value-type="float" office:value="1657711" calcext:value-type="float">
            <text:p>1657711</text:p>
          </table:table-cell>
          <table:table-cell office:value-type="float" office:value="176102" calcext:value-type="float">
            <text:p>176102</text:p>
          </table:table-cell>
          <table:table-cell table:formula="of:=SUM([.F11]/[.A11])" office:value-type="float" office:value="513.1998487798" calcext:value-type="float">
            <text:p>513.1998487798</text:p>
          </table:table-cell>
          <table:table-cell table:formula="of:=SUM([.G11]/[.A11])" office:value-type="float" office:value="763.934412097995" calcext:value-type="float">
            <text:p>763.934412098</text:p>
          </table:table-cell>
          <table:table-cell office:value-type="float" office:value="1000000" calcext:value-type="float">
            <text:p>1000000</text:p>
          </table:table-cell>
          <table:table-cell table:formula="of:=SUM([.$C$2:.C11])" office:value-type="float" office:value="1488571" calcext:value-type="float">
            <text:p>1488571</text:p>
          </table:table-cell>
        </table:table-row>
        <table:table-row table:style-name="ro1">
          <table:table-cell office:value-type="float" office:value="2042.91067171097" calcext:value-type="float">
            <text:p>2042.910671711</text:p>
          </table:table-cell>
          <table:table-cell office:value-type="float" office:value="1713105" calcext:value-type="float">
            <text:p>1713105</text:p>
          </table:table-cell>
          <table:table-cell office:value-type="float" office:value="62626" calcext:value-type="float">
            <text:p>62626</text:p>
          </table:table-cell>
          <table:table-cell table:formula="of:=SUM([.F12]/[.A12])" office:value-type="float" office:value="506.630081448041" calcext:value-type="float">
            <text:p>506.630081448</text:p>
          </table:table-cell>
          <table:table-cell table:formula="of:=SUM([.G12]/[.A12])" office:value-type="float" office:value="759.307306716866" calcext:value-type="float">
            <text:p>759.3073067169</text:p>
          </table:table-cell>
          <table:table-cell office:value-type="float" office:value="1035000" calcext:value-type="float">
            <text:p>1035000</text:p>
          </table:table-cell>
          <table:table-cell table:formula="of:=SUM([.$C$2:.C12])" office:value-type="float" office:value="1551197" calcext:value-type="float">
            <text:p>155119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ime_our</text:p>
          </table:table-cell>
          <table:table-cell office:value-type="string" calcext:value-type="string">
            <text:p>Comp sentences</text:p>
          </table:table-cell>
          <table:table-cell office:value-type="string" calcext:value-type="string">
            <text:p>Cum_comp_sent</text:p>
          </table:table-cell>
          <table:table-cell office:value-type="string" calcext:value-type="string">
            <text:p>sentence_comp_thro</text:p>
          </table:table-cell>
          <table:table-cell table:number-columns-repeated="3"/>
        </table:table-row>
        <table:table-row table:style-name="ro1">
          <table:table-cell office:value-type="float" office:value="160.141019582748" calcext:value-type="float">
            <text:p>160.1410195827</text:p>
          </table:table-cell>
          <table:table-cell table:number-columns-repeated="2" office:value-type="float" office:value="153351" calcext:value-type="float">
            <text:p>153351</text:p>
          </table:table-cell>
          <table:table-cell table:formula="of:=([.C16]/[.A16])" office:value-type="float" office:value="957.599748019342" calcext:value-type="float">
            <text:p>957.5997480193</text:p>
          </table:table-cell>
          <table:table-cell table:formula="of:=AVERAGE([.D16:.D26])" office:value-type="float" office:value="835.78436699746" calcext:value-type="float">
            <text:p>835.7843669975</text:p>
          </table:table-cell>
          <table:table-cell table:number-columns-repeated="2"/>
        </table:table-row>
        <table:table-row table:style-name="ro1">
          <table:table-cell office:value-type="float" office:value="333.589925289154" calcext:value-type="float">
            <text:p>333.5899252892</text:p>
          </table:table-cell>
          <table:table-cell office:value-type="float" office:value="153200" calcext:value-type="float">
            <text:p>153200</text:p>
          </table:table-cell>
          <table:table-cell office:value-type="float" office:value="306551" calcext:value-type="float">
            <text:p>306551</text:p>
          </table:table-cell>
          <table:table-cell table:formula="of:=([.C17]/[.A17])" office:value-type="float" office:value="918.945617839877" calcext:value-type="float">
            <text:p>918.9456178399</text:p>
          </table:table-cell>
          <table:table-cell table:number-columns-repeated="3"/>
        </table:table-row>
        <table:table-row table:style-name="ro1">
          <table:table-cell office:value-type="float" office:value="500.92351436615" calcext:value-type="float">
            <text:p>500.9235143662</text:p>
          </table:table-cell>
          <table:table-cell office:value-type="float" office:value="138141" calcext:value-type="float">
            <text:p>138141</text:p>
          </table:table-cell>
          <table:table-cell office:value-type="float" office:value="444692" calcext:value-type="float">
            <text:p>444692</text:p>
          </table:table-cell>
          <table:table-cell table:formula="of:=([.C18]/[.A18])" office:value-type="float" office:value="887.744310751107" calcext:value-type="float">
            <text:p>887.7443107511</text:p>
          </table:table-cell>
          <table:table-cell table:number-columns-repeated="3"/>
        </table:table-row>
        <table:table-row table:style-name="ro1">
          <table:table-cell office:value-type="float" office:value="674.447652339935" calcext:value-type="float">
            <text:p>674.4476523399</text:p>
          </table:table-cell>
          <table:table-cell office:value-type="float" office:value="139317" calcext:value-type="float">
            <text:p>139317</text:p>
          </table:table-cell>
          <table:table-cell office:value-type="float" office:value="584009" calcext:value-type="float">
            <text:p>584009</text:p>
          </table:table-cell>
          <table:table-cell table:formula="of:=([.C19]/[.A19])" office:value-type="float" office:value="865.907084076627" calcext:value-type="float">
            <text:p>865.9070840766</text:p>
          </table:table-cell>
          <table:table-cell table:number-columns-repeated="3"/>
        </table:table-row>
        <table:table-row table:style-name="ro1">
          <table:table-cell office:value-type="float" office:value="842.161878824234" calcext:value-type="float">
            <text:p>842.1618788242</text:p>
          </table:table-cell>
          <table:table-cell office:value-type="float" office:value="146596" calcext:value-type="float">
            <text:p>146596</text:p>
          </table:table-cell>
          <table:table-cell office:value-type="float" office:value="730605" calcext:value-type="float">
            <text:p>730605</text:p>
          </table:table-cell>
          <table:table-cell table:formula="of:=([.C20]/[.A20])" office:value-type="float" office:value="867.535112156844" calcext:value-type="float">
            <text:p>867.5351121568</text:p>
          </table:table-cell>
          <table:table-cell table:number-columns-repeated="3"/>
        </table:table-row>
        <table:table-row table:style-name="ro1">
          <table:table-cell office:value-type="float" office:value="1039.09034872055" calcext:value-type="float">
            <text:p>1039.0903487206</text:p>
          </table:table-cell>
          <table:table-cell office:value-type="float" office:value="156822" calcext:value-type="float">
            <text:p>156822</text:p>
          </table:table-cell>
          <table:table-cell office:value-type="float" office:value="887427" calcext:value-type="float">
            <text:p>887427</text:p>
          </table:table-cell>
          <table:table-cell table:formula="of:=([.C21]/[.A21])" office:value-type="float" office:value="854.042192859076" calcext:value-type="float">
            <text:p>854.0421928591</text:p>
          </table:table-cell>
          <table:table-cell table:number-columns-repeated="3"/>
        </table:table-row>
        <table:table-row table:style-name="ro1">
          <table:table-cell office:value-type="float" office:value="1247.15951538086" calcext:value-type="float">
            <text:p>1247.1595153809</text:p>
          </table:table-cell>
          <table:table-cell office:value-type="float" office:value="136209" calcext:value-type="float">
            <text:p>136209</text:p>
          </table:table-cell>
          <table:table-cell office:value-type="float" office:value="1023636" calcext:value-type="float">
            <text:p>1023636</text:p>
          </table:table-cell>
          <table:table-cell table:formula="of:=([.C22]/[.A22])" office:value-type="float" office:value="820.773916548598" calcext:value-type="float">
            <text:p>820.7739165486</text:p>
          </table:table-cell>
          <table:table-cell table:number-columns-repeated="3"/>
        </table:table-row>
        <table:table-row table:style-name="ro1">
          <table:table-cell office:value-type="float" office:value="1465.64781975746" calcext:value-type="float">
            <text:p>1465.6478197575</text:p>
          </table:table-cell>
          <table:table-cell office:value-type="float" office:value="133540" calcext:value-type="float">
            <text:p>133540</text:p>
          </table:table-cell>
          <table:table-cell office:value-type="float" office:value="1157176" calcext:value-type="float">
            <text:p>1157176</text:p>
          </table:table-cell>
          <table:table-cell table:formula="of:=([.C23]/[.A23])" office:value-type="float" office:value="789.532099322123" calcext:value-type="float">
            <text:p>789.5320993221</text:p>
          </table:table-cell>
          <table:table-cell table:number-columns-repeated="3"/>
        </table:table-row>
        <table:table-row table:style-name="ro1">
          <table:table-cell office:value-type="float" office:value="1709.50901293755" calcext:value-type="float">
            <text:p>1709.5090129376</text:p>
          </table:table-cell>
          <table:table-cell office:value-type="float" office:value="145142" calcext:value-type="float">
            <text:p>145142</text:p>
          </table:table-cell>
          <table:table-cell office:value-type="float" office:value="1302318" calcext:value-type="float">
            <text:p>1302318</text:p>
          </table:table-cell>
          <table:table-cell table:formula="of:=([.C24]/[.A24])" office:value-type="float" office:value="761.808209342021" calcext:value-type="float">
            <text:p>761.808209342</text:p>
          </table:table-cell>
          <table:table-cell table:number-columns-repeated="3"/>
        </table:table-row>
        <table:table-row table:style-name="ro1">
          <table:table-cell office:value-type="float" office:value="1948.5586411953" calcext:value-type="float">
            <text:p>1948.5586411953</text:p>
          </table:table-cell>
          <table:table-cell office:value-type="float" office:value="139502" calcext:value-type="float">
            <text:p>139502</text:p>
          </table:table-cell>
          <table:table-cell office:value-type="float" office:value="1441820" calcext:value-type="float">
            <text:p>1441820</text:p>
          </table:table-cell>
          <table:table-cell table:formula="of:=([.C25]/[.A25])" office:value-type="float" office:value="739.941805967691" calcext:value-type="float">
            <text:p>739.9418059677</text:p>
          </table:table-cell>
          <table:table-cell table:number-columns-repeated="3"/>
        </table:table-row>
        <table:table-row table:style-name="ro1">
          <table:table-cell office:value-type="float" office:value="2042.91067171097" calcext:value-type="float">
            <text:p>2042.910671711</text:p>
          </table:table-cell>
          <table:table-cell office:value-type="float" office:value="49092" calcext:value-type="float">
            <text:p>49092</text:p>
          </table:table-cell>
          <table:table-cell office:value-type="float" office:value="1490912" calcext:value-type="float">
            <text:p>1490912</text:p>
          </table:table-cell>
          <table:table-cell table:formula="of:=([.C26]/[.A26])" office:value-type="float" office:value="729.797940088755" calcext:value-type="float">
            <text:p>729.79794008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00:02.724932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1:55:38.941979116</meta:creation-date>
    <dc:date>2018-01-23T22:31:56.028784058</dc:date>
    <meta:editing-duration>PT45M50S</meta:editing-duration>
    <meta:editing-cycles>3</meta:editing-cycles>
    <meta:generator>LibreOffice/5.1.6.2$Linux_X86_64 LibreOffice_project/10m0$Build-2</meta:generator>
    <meta:document-statistic meta:table-count="1" meta:cell-count="132" meta:object-count="0"/>
  </office:meta>
</office:document-meta>
</file>